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>
      <style:graphic-properties fo:min-height="11.879cm"/>
    </style:style>
    <style:style style:name="pr4" style:family="presentation" style:parent-style-name="pageModel-outline1">
      <style:graphic-properties fo:min-height="12.177cm"/>
    </style:style>
    <style:style style:name="P1" style:family="paragraph">
      <style:paragraph-properties fo:line-height="100%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, VexRiscv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</text:p>
          </draw:text-box>
        </draw:frame>
        <draw:frame presentation:style-name="pr3" draw:text-style-name="P1" draw:layer="layout" svg:width="30cm" svg:height="11.879cm" svg:x="1.6cm" svg:y="4.212cm" presentation:class="outline" presentation:user-transformed="true">
          <draw:text-box>
            <text:list text:style-name="L2">
              <text:list-item>
                <text:p>Started in December 2014, open source, on github</text:p>
                <text:list>
                  <text:list-item>
                    <text:p>Mostly implemented by Charles Papon</text:p>
                  </text:list-item>
                  <text:list-item>
                    <text:p>Occasional third party contributions</text:p>
                  </text:list-item>
                </text:list>
              </text:list-item>
              <text:list-item>
                <text:p>Can be seen as a hardware description language</text:p>
                <text:list>
                  <text:list-item>
                    <text:p>But is a scala library which provide a API to generate VHDL/Verilog netlists</text:p>
                  </text:list-item>
                </text:list>
              </text:list-item>
              <text:list-item>
                <text:p>Start on a similar abstraction level than VHDL/Verilog</text:p>
                <text:list>
                  <text:list-item>
                    <text:p>But provide a large set of elaboration features which outclass regular HD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VexRiscv</text:p>
          </draw:text-box>
        </draw:frame>
        <draw:frame presentation:style-name="pr4" draw:text-style-name="P1" draw:layer="layout" svg:width="30cm" svg:height="12.177cm" svg:x="1.6cm" svg:y="4.212cm" presentation:class="outline" presentation:user-transformed="true">
          <draw:text-box>
            <text:list text:style-name="L2">
              <text:list-item>
                <text:p>Started in March 2017, open source, on github</text:p>
                <text:list>
                  <text:list-item>
                    <text:p>Fully implemented by Charles Papon</text:p>
                  </text:list-item>
                </text:list>
              </text:list-item>
              <text:list-item>
                <text:p>Implement RV32I[M][C]</text:p>
              </text:list-item>
              <text:list-item>
                <text:p>Optional I$, D$, MMU</text:p>
              </text:list-item>
              <text:list-item>
                <text:p>JTAG + GDB + Eclipse debugging</text:p>
              </text:list-item>
              <text:list-item>
                <text:p>Pass riscv-tests, Dhrystone, FreeRTOS tests</text:p>
              </text:list-item>
              <text:list-item>
                <text:p>Partialy verified with riscv-formal</text:p>
              </text:list-item>
              <text:list-item>
                <text:p>Optimised for FPGA, should fit without issues in AS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Charles Papon</text:p>
          </draw:text-box>
        </draw:frame>
        <draw:frame presentation:style-name="pr3" draw:text-style-name="P1" draw:layer="layout" svg:width="30cm" svg:height="11.879cm" svg:x="1.6cm" svg:y="4.212cm" presentation:class="outline" presentation:user-transformed="true">
          <draw:text-box>
            <text:list text:style-name="L2">
              <text:list-item>
                <text:p>2012-2015 : Master in industrial technology</text:p>
              </text:list-item>
              <text:list-item>
                <text:p>2014-now : SpinalHDL implementation and testing (as independent)</text:p>
              </text:list-item>
              <text:list-item>
                <text:p>2015-2016 : Worked in the PowerVR GPU division of Imagination Technologies</text:p>
              </text:list-item>
              <text:list-item>
                <text:p>2017-now : VexRiscv implementation and testing (as independent)</text:p>
              </text:list-item>
              <text:list-item>
                <text:p>2017-now : 40% employment in the HES-SO Valais</text:p>
              </text:list-item>
              <text:list-item>
                <text:p>2017-now : Occasionally provide consulting and training to compagn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19DT18H33M17S</meta:editing-duration>
    <meta:editing-cycles>70</meta:editing-cycles>
    <dc:date>2018-08-29T01:35:24.22</dc:date>
    <meta:generator>OpenOffice/4.1.2$Win32 OpenOffice.org_project/412m3$Build-9782</meta:generator>
    <meta:document-statistic meta:object-count="36"/>
  </office:meta>
</office:document-meta>
</file>